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Roman No9 L1"/>
    </style:style>
    <style:style style:name="T5" style:family="text">
      <style:text-properties style:font-name="Nimbus Roman No9 L1" fo:font-size="10pt" style:font-size-asian="10pt" style:font-size-complex="10pt"/>
    </style:style>
    <style:style style:name="T6" style:family="text">
      <style:text-properties style:font-name="Nimbus Roman No9 L1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 : 17</text:h>
      <text:p text:style-name="P2"/>
      <text:p text:style-name="P1"/>
      <text:p text:style-name="P1">Title: Add a verbose option for dynamic link</text:p>
      <text:p text:style-name="P1">Version: 1.1</text:p>
      <text:p text:style-name="P1">Author: Allan CORNET</text:p>
      <text:p text:style-name="P1">Review: </text:p>
      <text:p text:style-name="P1">Commented: </text:p>
      <text:p text:style-name="P1">State: Draft</text:p>
      <text:p text:style-name="P1">Scilab-Version: 5.2</text:p>
      <text:p text:style-name="P1">Vote:</text:p>
      <text:p text:style-name="P1">Created: 19 February 2009</text:p>
      <text:p text:style-name="P2"/>
      <text:p text:style-name="P1"/>
      <text:h text:style-name="P5" text:outline-level="3">Abstract</text:h>
      <text:p text:style-name="P1">In some cases, we do not need to display information generated by dynamic link functions</text:p>
      <text:p text:style-name="P1">example : ilib_build</text:p>
      <text:p text:style-name="P1"><text:s text:c="2"/>ilib_build('libintertest',['scifun1','intfun1'],files,[]);</text:p>
      <text:p text:style-name="P1"><text:s text:c="3"/>Generate a gateway file</text:p>
      <text:p text:style-name="P1"><text:s text:c="3"/>Generate a loader file</text:p>
      <text:p text:style-name="P1"><text:s text:c="3"/>Generate a Makefile: Makelib</text:p>
      <text:p text:style-name="P1"><text:s text:c="3"/>Running the makefile</text:p>
      <text:p text:style-name="P1"><text:s text:c="3"/>Compilation of addinter</text:p>
      <text:p text:style-name="P1"><text:s text:c="3"/>Building shared library (be patient)</text:p>
      <text:h text:style-name="P5" text:outline-level="3">Rationale</text:h>
      <text:p text:style-name="P3"><text:span text:style-name="T6"><text:tab/>This SEP would like to introduce a new function <text:s/>« ilib_verbose</text:span><text:span text:style-name="Teletype"><text:span text:style-name="T6"> » to set level of display returned by dynamic link functions.</text:span></text:span>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>level = ilib_verbose()</text:span></text:span></text:p>
      <text:p text:style-name="P3"><text:span text:style-name="Teletype"><text:span text:style-name="T7">returns level of verbose for dynamic link.</text:span></text:span></text:p>
      <text:p text:style-name="P3"><text:span text:style-name="Teletype"><text:span text:style-name="T1"/></text:span></text:p>
      <text:p text:style-name="P3"><text:span text:style-name="Teletype"><text:span text:style-name="T1">ilib_verbose(level)</text:span></text:span></text:p>
      <text:p text:style-name="P3"><text:span text:style-name="Teletype"><text:span text:style-name="T7">set verbose level mode for dynamic link.</text:span></text:span></text:p>
      <text:p text:style-name="P3"><text:span text:style-name="Teletype"><text:span text:style-name="T1">Level 0: </text:span></text:span><text:span text:style-name="Teletype"><text:span text:style-name="T7">no message</text:span></text:span></text:p>
      <text:p text:style-name="P3"><text:span text:style-name="Teletype"><text:span text:style-name="T1">level 1: </text:span></text:span><text:span text:style-name="Teletype"><text:span text:style-name="T7">default messages (as scilab 5.1)</text:span></text:span></text:p>
      <text:p text:style-name="P3"><text:span text:style-name="Teletype"><text:span text:style-name="T1">level 2: </text:span></text:span><text:span text:style-name="Teletype"><text:span text:style-name="T6">more informations (make, configure, …)</text:span></text:span></text:p>
      <text:p text:style-name="P3"><text:span text:style-name="Teletype"><text:span text:style-name="T1"/></text:span></text:p>
      <text:p text:style-name="P3"><text:span text:style-name="Teletype"><text:span text:style-name="T1">ilib_verbose(0)</text:span></text:span></text:p>
      <text:p text:style-name="P1"><text:span text:style-name="Teletype"><text:span text:style-name="T1">ilib_build('libintertest',['scifun1','intfun1'],files,[]);</text:span></text:span></text:p>
      <text:p text:style-name="P1"><text:span text:style-name="Teletype"><text:span text:style-name="T7">displays nothing.</text:span></text:span></text:p>
      <text:p text:style-name="P1"><text:span text:style-name="Teletype"><text:span text:style-name="T1"/></text:span></text:p>
      <text:p text:style-name="P1"><text:span text:style-name="Teletype"><text:span text:style-name="T1">ilib_verbose(1)</text:span></text:span></text:p>
      <text:p text:style-name="P1"><text:soft-page-break/><text:span text:style-name="Teletype"><text:span text:style-name="T1">ilib_build('libintertest',['scifun1','intfun1'],files,[]);</text:span></text:span></text:p>
      <text:p text:style-name="P1"><text:s text:c="3"/>Generate a gateway file</text:p>
      <text:p text:style-name="P1"><text:s text:c="3"/>Generate a loader file</text:p>
      <text:p text:style-name="P1"><text:s text:c="3"/>Generate a Makefile: Makelib</text:p>
      <text:p text:style-name="P1"><text:s text:c="3"/>Running the makefile</text:p>
      <text:p text:style-name="P1"><text:s text:c="3"/>Compilation of addinter</text:p>
      <text:p text:style-name="P1"><text:s text:c="3"/>Building sharef library (be patient)</text:p>
      <text:p text:style-name="P1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7">All dynamic link functions will check this value and display or not information.</text:span></text:span></text:p>
      <text:h text:style-name="P5" text:outline-level="3">Changelog</text:h>
      <text:p text:style-name="P3"><text:tab/><text:span text:style-name="T2">1.0 – Initial Revision</text:span></text:p>
      <text:h text:style-name="P5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ierre MARECHAL</meta:initial-creator>
    <meta:creation-date>2008-07-09T13:39:08</meta:creation-date>
    <dc:date>2009-02-23T15:46:25.87</dc:date>
    <meta:editing-cycles>7</meta:editing-cycles>
    <meta:editing-duration>PT01H22M10S</meta:editing-duration>
    <meta:document-statistic meta:table-count="0" meta:image-count="0" meta:object-count="0" meta:page-count="2" meta:paragraph-count="46" meta:word-count="190" meta:character-count="1402"/>
    <meta:user-defined meta:name="Info 1"/>
    <meta:user-defined meta:name="Info 2"/>
    <meta:user-defined meta:name="Info 3"/>
    <meta:user-defined meta:name="Info 4"/>
  </office:meta>
</office:document-meta>
</file>